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41in" svg:height="3.5406in" svg:x="3.6126in" svg:y="0.0594in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C Raw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Vpsi</text:p>
          </table:table-cell>
        </table:table-row>
        <table:table-row table:style-name="ro1">
          <table:table-cell table:formula="of:=[.C2]*[.$C$13]/[.C$14]" office:value-type="float" office:value="731.136" calcext:value-type="float">
            <text:p>731.136</text:p>
          </table:table-cell>
          <table:table-cell office:value-type="float" office:value="1" calcext:value-type="float">
            <text:p>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table:formula="of:=[.C3]*[.$C$13]/[.C$14]" office:value-type="float" office:value="698.368" calcext:value-type="float">
            <text:p>698.368</text:p>
          </table:table-cell>
          <table:table-cell office:value-type="float" office:value="10" calcext:value-type="float">
            <text:p>10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table:formula="of:=[.C4]*[.$C$13]/[.C$14]" office:value-type="float" office:value="626.688" calcext:value-type="float">
            <text:p>626.688</text:p>
          </table:table-cell>
          <table:table-cell office:value-type="float" office:value="25" calcext:value-type="float">
            <text:p>2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table:formula="of:=[.C5]*[.$C$13]/[.C$14]" office:value-type="float" office:value="538.624" calcext:value-type="float">
            <text:p>538.624</text:p>
          </table:table-cell>
          <table:table-cell office:value-type="float" office:value="50" calcext:value-type="float">
            <text:p>5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table:formula="of:=[.C6]*[.$C$13]/[.C$14]" office:value-type="float" office:value="438.272" calcext:value-type="float">
            <text:p>438.272</text:p>
          </table:table-cell>
          <table:table-cell office:value-type="float" office:value="75" calcext:value-type="float">
            <text:p>75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table:formula="of:=[.C7]*[.$C$13]/[.C$14]" office:value-type="float" office:value="307.2" calcext:value-type="float">
            <text:p>307.2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ADC Steps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00:54:52.838744849</meta:creation-date>
    <dc:date>2022-05-30T01:01:56.560767419</dc:date>
    <meta:editing-duration>PT7M2S</meta:editing-duration>
    <meta:editing-cycles>4</meta:editing-cycles>
    <meta:generator>LibreOffice/6.4.7.2$Linux_X86_64 LibreOffice_project/40$Build-2</meta:generator>
    <meta:document-statistic meta:table-count="1" meta:cell-count="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2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scatter" chart:style-name="ch1">
        <chart:legend chart:legend-position="end" svg:x="12.818cm" svg:y="3.949cm" style:legend-expansion="high" chart:style-name="ch2"/>
        <chart:plot-area chart:style-name="ch3" table:cell-range-address="Sheet1.A1:Sheet1.B7" chart:data-source-has-labels="row" svg:x="0.319cm" svg:y="0.179cm" svg:width="12.18cm" svg:height="7.655cm">
          <chartooo:coordinate-region svg:x="0.94cm" svg:y="0.378cm" svg:width="11.093cm" svg:height="6.809cm"/>
          <chart:axis chart:dimension="x" chart:name="primary-x" chart:style-name="ch4">
            <chart:title svg:x="6.034cm" svg:y="8.013cm" chart:style-name="ch5">
              <text:p>Vpsi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regression-curve chart:style-name="ch8">
              <chart:equation chart:display-equation="true" chart:display-r-square="false" svg:x="1.112cm" svg:y="6.297cm" chart:style-name="ch9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1.136">
                <text:p>731.136</text:p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8.368">
                <text:p>698.3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.688">
                <text:p>626.6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8.624">
                <text:p>538.6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.272">
                <text:p>438.2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.2">
                <text:p>307.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